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Versions/Version2" manifest:media-type="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anniversaire">
      <style:text-properties fo:color="#000000" loext:opacity="100%"/>
    </style:style>
    <style:style style:name="P2" style:family="paragraph" style:parent-style-name="Standard">
      <style:paragraph-properties fo:margin-top="0in" fo:margin-bottom="0.0783in" style:contextual-spacing="false" fo:text-align="justify" style:justify-single-word="false" style:writing-mode="page"/>
      <style:text-properties fo:color="#000000" loext:opacity="100%"/>
    </style:style>
    <style:style style:name="P3" style:family="paragraph" style:parent-style-name="anniversaire">
      <style:text-properties fo:color="#000000" loext:opacity="100%"/>
    </style:style>
    <style:style style:name="P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a6e1d"/>
    </style:style>
    <style:style style:name="T2" style:family="text">
      <style:text-properties officeooo:rsid="001c3ba5"/>
    </style:style>
    <style:style style:name="T3" style:family="text">
      <style:text-properties style:text-position="super 58%" officeooo:rsid="001a6e1d"/>
    </style:style>
    <style:style style:name="T4" style:family="text">
      <style:text-properties officeooo:rsid="001d6bf1"/>
    </style:style>
    <style:style style:name="T5" style:family="text">
      <style:text-properties officeooo:rsid="002762ae"/>
    </style:style>
    <style:style style:name="T6" style:family="text">
      <style:text-properties officeooo:rsid="002c0f24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size="10pt" fo:language="fr" fo:country="FR" style:language-asian="zh" style:country-asian="CN" style:language-complex="hi" style:country-complex="IN"/>
    </style:style>
  </office:automatic-styles>
  <office:body>
    <office:text>
      <office:forms form:automatic-focus="false" form:apply-design-mode="false"/>
      <text:tracked-changes text:track-changes="false">
        <text:changed-region xml:id="ct94035439890304" text:id="ct94035439890304">
          <text:deletion>
            <office:change-info>
              <dc:creator>Julie </dc:creator>
              <dc:date>2019-02-11T22:31:40</dc:date>
            </office:change-info>
            <text:p text:style-name="P1"><text:span text:style-name="T1">revues touristiques ou</text:span></text:p>
          </text:deletion>
        </text:changed-region>
        <text:changed-region xml:id="ct94035440160816" text:id="ct94035440160816">
          <text:insertion>
            <office:change-info>
              <dc:creator>Jérémie </dc:creator>
              <dc:date>2019-02-11T22:23:42</dc:date>
            </office:change-info>
          </text:insertion>
        </text:changed-region>
        <text:changed-region xml:id="ct94035440098096" text:id="ct94035440098096">
          <text:deletion>
            <office:change-info>
              <dc:creator>Jérémie </dc:creator>
              <dc:date>2019-02-11T22:23:55</dc:date>
            </office:change-info>
            <text:p text:style-name="P1"><text:span text:style-name="T2">timbres</text:span></text:p>
          </text:deletion>
        </text:changed-region>
        <text:changed-region xml:id="ct94035440091952" text:id="ct94035440091952">
          <text:deletion>
            <office:change-info>
              <dc:creator>Jérémie </dc:creator>
              <dc:date>2019-02-11T22:24:42</dc:date>
            </office:change-info>
            <text:p text:style-name="P1">novembre</text:p>
          </text:deletion>
        </text:changed-region>
        <text:changed-region xml:id="ct94035440092736" text:id="ct94035440092736">
          <text:insertion>
            <office:change-info>
              <dc:creator>Jérémie </dc:creator>
              <dc:date>2019-02-11T22:24:4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a son anniversaire le 22 janvier. Elle aime les voyages. Idée de cadeaux : </text:span><text:change text:change-id="ct94035439890304"/><text:span text:style-name="T1"><text:s/>cagnotte dans une agence de voyages.</text:span></text:p>
      <text:p text:style-name="P2">Kevin <text:span text:style-name="T1">est né un 3 février</text:span>. <text:span text:style-name="T1">Il adore les bandes dessinées : Tintin, Astérix ou Spirou.</text:span></text:p>
      <text:p text:style-name="P1">Mylène <text:span text:style-name="T1">fête généralement son anniversaire en même temps que sa copine vers le 16 mars. Elle adore les chocolats</text:span><text:span text:style-name="T1"><office:annotation loext:resolved="false"><dc:creator>Julie </dc:creator><dc:date>2019-02-11T22:36:15.749335001</dc:date><meta:creator-initials>J</meta:creator-initials><text:p text:style-name="P4"><text:span text:style-name="T7">au lait uniquement</text:span></text:p></office:annotation></text:span><text:span text:style-name="T1">.</text:span></text:p>
      <text:p text:style-name="P1">Marco <text:span text:style-name="T1">est né un 1</text:span><text:span text:style-name="T3">er</text:span><text:span text:style-name="T1"> avril. Il préfère les jeux vidéo.</text:span></text:p>
      <text:p text:style-name="P1">Anita <text:span text:style-name="T2">fête son anniversaire vers le 30 juin. Un coffret pour une thalasso ou un soin dans un institut de beauté lui plairait.</text:span></text:p>
      <text:p text:style-name="P1">Benjamin <text:span text:style-name="T2">est né un 12 juillet. Il adore les maquettes</text:span><text:span text:style-name="T2"><office:annotation loext:resolved="false"><dc:creator>Jérémie </dc:creator><dc:date>2019-02-11T22:17:54.555050838</dc:date><meta:creator-initials>J</meta:creator-initials><text:p text:style-name="P4"><text:span text:style-name="T7">d’avions ou de chars</text:span></text:p><text:p text:style-name="P4"><text:span text:style-name="T7"/></text:p></office:annotation></text:span><text:span text:style-name="T2">.</text:span></text:p>
      <text:p text:style-name="P1">Emma <text:span text:style-name="T2">a son anniversaire le 23 juillet. Elle aime les bijoux, les chaussures, le maquillage et les parfums.</text:span></text:p>
      <text:p text:style-name="P1">Carlos <text:span text:style-name="T2">est né un 3 août. Comme ses amis sont souvent en vacances, il a l’habitude de le fêter à la rentrée de septembre. Il adore lire</text:span><text:span text:style-name="T2"><office:annotation loext:resolved="false"><dc:creator>Jérémie </dc:creator><dc:date>2019-02-11T22:13:05.803549109</dc:date><meta:creator-initials>J</meta:creator-initials><text:p text:style-name="P4"><text:span text:style-name="T7">des romans et des BD</text:span></text:p></office:annotation></text:span><text:span text:style-name="T2"><office:annotation loext:resolved="false"><dc:creator>Léo </dc:creator><dc:date>2019-02-11T23:03:26.489594416</dc:date><meta:creator-initials>L</meta:creator-initials><text:p text:style-name="P4"><text:span text:style-name="T8">Répondre à Jérémie <text:s/>(11/02/2019, 22:13): "..."</text:span></text:p><text:p><text:span text:style-name="T9">Il n’aime plus lire, il n’aime que le foot maintenant</text:span></text:p></office:annotation></text:span><text:span text:style-name="T2">.</text:span></text:p>
      <text:p text:style-name="P1">Sophie <text:span text:style-name="T2">fête son anniversaire vers le 12 septembre. Elle rêve d’aller au Canada. Prévoir une cagnotte pour le billet d’avion et une bonne paire de gants.</text:span></text:p>
      <text:p text:style-name="P1">Karine <text:span text:style-name="T2">a son anniversaire le 30 septembre. Elle n’aime pas les cadeaux.</text:span></text:p>
      <text:p text:style-name="P1">Alan <text:span text:style-name="T2">est né un 2 octobre. Il collectionne les </text:span><text:change-start text:change-id="ct94035440160816"/><text:span text:style-name="T2">pots de yaourt</text:span><text:change-end text:change-id="ct94035440160816"/><text:change text:change-id="ct94035440098096"/><text:span text:style-name="T2">.</text:span></text:p>
      <text:p text:style-name="P1">Samir fête son anniversaire le 15 <text:change text:change-id="ct94035440091952"/><text:change-start text:change-id="ct94035440092736"/><text:span text:style-name="T6">décembre</text:span><text:change-end text:change-id="ct94035440092736"/>. Il aime les fruits confi<text:span text:style-name="T5">t</text:span>s et les <text:span text:style-name="T4">spécialités régional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83in" style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7874in" style:contextual-spacing="false" fo:text-align="center" style:justify-single-word="false" style:writing-mode="page"/>
      <style:text-properties fo:color="#0000cc" loext:opacity="100%" fo:font-size="130%" fo:font-weight="bold" style:font-size-asian="130%" style:font-weight-asian="bold" style:font-size-complex="130%" style:font-weight-complex="bold"/>
    </style:style>
    <style:style style:name="anniversaire" style:family="paragraph" style:parent-style-name="Standard">
      <style:paragraph-properties fo:margin-top="0in" fo:margin-bottom="0.0783in" style:contextual-spacing="false" fo:text-align="justify" style:justify-single-word="false" style:writing-mode="page"/>
      <style:text-properties fo:color="#0084d1" loext:opacity="100%" officeooo:rsid="0017deb7" style:font-size-asian="10.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3-02T11:24:26.474000000</meta:creation-date>
    <dc:date>2024-04-15T19:15:45.671990782</dc:date>
    <meta:editing-duration>PT1H49M48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210" meta:character-count="1168" meta:non-whitespace-character-count="968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modifs et commentaires à revoir" VL:creator="Julie " dc:date-time="2019-02-11T22:54:09"/>
  <VL:version-entry VL:title="Version2" VL:comment="j'ai répondu au commentaire de Jérémie" VL:creator="Léo " dc:date-time="2019-02-11T23:04:19"/>
</VL:version-list>
</file>